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 style:data-style-name="N111"/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6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0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1/12/2016</text:p>
          </table:table-cell>
          <table:table-cell table:style-name="ce11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00/00/00</text:date>, <text:time style:data-style-name="N2" text:time-value="22:11:06.180906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23T22:11:31.429578951</dc:date>
    <meta:editing-duration>PT14H17S</meta:editing-duration>
    <meta:editing-cycles>239</meta:editing-cycles>
    <meta:generator>LibreOffice/5.1.4.2$Linux_X86_64 LibreOffice_project/10m0$Build-2</meta:generator>
    <meta:document-statistic meta:table-count="3" meta:cell-count="724" meta:object-count="0"/>
  </office:meta>
</office:document-meta>
</file>